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AE7E087A56F7225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text-properties officeooo:rsid="002ca94a" officeooo:paragraph-rsid="0035bc70"/>
    </style:style>
    <style:style style:name="P16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7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8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Table_20_Contents">
      <style:text-properties officeooo:paragraph-rsid="001ee474"/>
    </style:style>
    <style:style style:name="P20" style:family="paragraph" style:parent-style-name="Table_20_Contents">
      <style:text-properties officeooo:paragraph-rsid="003a4cbe" fo:background-color="transparent"/>
    </style:style>
    <style:style style:name="P21" style:family="paragraph" style:parent-style-name="Table_20_Contents">
      <style:text-properties officeooo:paragraph-rsid="003a4cbe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3" style:family="paragraph" style:parent-style-name="Standard" style:list-style-name="L1">
      <style:text-properties officeooo:rsid="0027fb88" officeooo:paragraph-rsid="0027fb88"/>
    </style:style>
    <style:style style:name="P24" style:family="paragraph" style:parent-style-name="Standard">
      <style:text-properties officeooo:paragraph-rsid="003a4cbe"/>
    </style:style>
    <style:style style:name="P25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27fb88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20556b"/>
    </style:style>
    <style:style style:name="T17" style:family="text">
      <style:text-properties officeooo:rsid="0035bc70"/>
    </style:style>
    <style:style style:name="T18" style:family="text">
      <style:text-properties officeooo:rsid="0037d1a0"/>
    </style:style>
    <style:style style:name="T19" style:family="text">
      <style:text-properties officeooo:rsid="003862a1"/>
    </style:style>
    <style:style style:name="T20" style:family="text">
      <style:text-properties officeooo:rsid="0038cb81"/>
    </style:style>
    <style:style style:name="T21" style:family="text">
      <style:text-properties officeooo:rsid="001ee474" fo:background-color="transparent" loext:char-shading-value="0"/>
    </style:style>
    <style:style style:name="T22" style:family="text">
      <style:text-properties officeooo:rsid="0018dedf" fo:background-color="transparent" loext:char-shading-value="0"/>
    </style:style>
    <style:style style:name="T23" style:family="text">
      <style:text-properties officeooo:rsid="001dd709" fo:background-color="transparent" loext:char-shading-value="0"/>
    </style:style>
    <style:style style:name="T24" style:family="text">
      <style:text-properties officeooo:rsid="002cbf8a" fo:background-color="transparent" loext:char-shading-value="0"/>
    </style:style>
    <style:style style:name="T25" style:family="text">
      <style:text-properties officeooo:rsid="003a4cb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p. zn. <text:span text:style-name="T17">#5722, #4556</text:span></text:p>
      <text:p text:style-name="P16">Dodatek č. <text:span text:style-name="T25">3</text:span></text:p>
      <text:p text:style-name="P4">Smluvní strany uzavírají <text:span text:style-name="T1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4">Personální odbor</text:span></text:p>
            <text:p text:style-name="P13">z<text:span text:style-name="T13">a</text:span>st<text:span text:style-name="T13">o</text:span>up<text:span text:style-name="T13">ena</text:span>: <text:span text:style-name="T15">Bc. Janem Novákem </text:span><text:a xlink:type="simple" xlink:href="mailto:jan.novak@pirati.cz" text:style-name="Internet_20_link" text:visited-style-name="Visited_20_Internet_20_Link"><text:span text:style-name="T15">jan.novak@pirati.cz</text:span></text:a><text:span text:style-name="T15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9"><text:span text:style-name="T9">Barbora Hradečná</text:span><text:span text:style-name="T21">,</text:span><text:span text:style-name="T22"> </text:span><text:span text:style-name="T23">místo podnikání </text:span><text:span text:style-name="T24">Aš</text:span>,</text:p>
            <text:p text:style-name="P19"><text:span text:style-name="T23">IČO </text:span>76518639</text:p>
          </table:table-cell>
        </table:table-row>
        <table:table-row table:style-name="Tabulka1.3">
          <table:table-cell table:style-name="Tabulka1.A1" office:value-type="string">
            <text:list xml:id="list1633872051644863866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2750763367345" text:continue-numbering="true" text:style-name="L1">
              <text:list-item>
                <text:p text:style-name="P23">Změna – upřesnění odměny od 1.<text:span text:style-name="T25">5.</text:span>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5">9 500</text:span> Kč měsíčně </text:p>
            <text:p text:style-name="P9">• úkolová odměna: až <text:span text:style-name="T25">6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5">20</text:span>h <text:span text:style-name="T14">týdně </text:span>(slovy: <text:span text:style-name="T25">dva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ext:p text:style-name="P17">V <text:span text:style-name="T14">Praze</text:span> dne <text:span text:style-name="T15">01.05.2017</text:span></text:p>
      <text:p text:style-name="P6">Za zadavatele: <text:tab/><text:tab/><text:tab/>Za dodavatele: </text:p>
      <text:p text:style-name="P7"><text:span text:style-name="T15">Vladislav Tobias Esner</text:span><text:tab/><text:tab/><text:span text:style-name="T25">Barbora Hradečná</text:span></text:p>
      <text:p text:style-name="P7"/>
      <text:p text:style-name="P7"/>
      <text:p text:style-name="P6">……………................<text:tab/><text:tab/>….......………….........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E7E087A56F7225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4T00:27:49.433896090</dc:date>
    <meta:editing-cycles>116</meta:editing-cycles>
    <meta:editing-duration>P24DT17H40M37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0" meta:word-count="183" meta:character-count="1303" meta:non-whitespace-character-count="1140"/>
    <meta:user-defined meta:name="Informace 1"/>
    <meta:user-defined meta:name="Informace 2"/>
    <meta:user-defined meta:name="Informace 3"/>
    <meta:user-defined meta:name="Informace 4"/>
  </office:meta>
</office:document-meta>
</file>